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65cm"/>
      <style:paragraph-properties style:writing-mode="lr-tb"/>
    </style:style>
    <style:style style:name="gr2" style:family="graphic" style:parent-style-name="standard">
      <style:graphic-properties draw:stroke="none" svg:stroke-color="#000000" draw:fill="none" draw:fill-color="#ffffff" fo:min-height="2.371cm"/>
      <style:paragraph-properties style:writing-mode="lr-tb"/>
    </style:style>
    <style:style style:name="gr3" style:family="graphic" style:parent-style-name="standard">
      <style:graphic-properties draw:fill="solid" draw:fill-color="#eeeeee" draw:textarea-horizontal-align="justify" draw:textarea-vertical-align="middle" draw:auto-grow-height="false" fo:min-height="1.93cm" fo:min-width="1.51cm"/>
    </style:style>
    <style:style style:name="gr4" style:family="graphic" style:parent-style-name="standard">
      <style:graphic-properties draw:stroke="none" svg:stroke-color="#000000" draw:fill="none" draw:fill-color="#ffffff" fo:min-height="1.423cm"/>
      <style:paragraph-properties style:writing-mode="lr-tb"/>
    </style:style>
    <style:style style:name="gr5" style:family="graphic" style:parent-style-name="standard">
      <style:graphic-properties draw:stroke="none" svg:stroke-color="#000000" draw:fill="none" draw:fill-color="#ffffff" fo:min-height="1.897cm"/>
      <style:paragraph-properties style:writing-mode="lr-tb"/>
    </style:style>
    <style:style style:name="gr6" style:family="graphic" style:parent-style-name="standard">
      <style:graphic-properties draw:fill="solid" draw:fill-color="#ffcccc" draw:textarea-horizontal-align="justify" draw:textarea-vertical-align="middle" draw:auto-grow-height="false" fo:min-height="0.81cm" fo:min-width="2.21cm"/>
      <style:paragraph-properties style:writing-mode="lr-tb"/>
    </style:style>
    <style:style style:name="gr7" style:family="graphic" style:parent-style-name="objectwithoutfill">
      <style:graphic-properties svg:stroke-width="0.04cm" draw:marker-start-width="0.26cm" draw:marker-end-width="0.26cm" draw:fill="none" draw:textarea-vertical-align="middle" fo:padding-top="0.145cm" fo:padding-bottom="0.145cm" fo:padding-left="0.27cm" fo:padding-right="0.27cm"/>
    </style:style>
    <style:style style:name="gr8" style:family="graphic" style:parent-style-name="standard">
      <style:graphic-properties draw:fill="solid" draw:fill-color="#83caff" draw:textarea-horizontal-align="justify" draw:textarea-vertical-align="middle" draw:auto-grow-height="false" fo:min-height="0.405cm" fo:min-width="2.015cm"/>
      <style:paragraph-properties style:writing-mode="lr-tb"/>
    </style:style>
    <style:style style:name="gr9" style:family="graphic" style:parent-style-name="standard" style:list-style-name="L1">
      <style:graphic-properties draw:stroke="solid" svg:stroke-width="0.04cm" svg:stroke-color="#3465a4" draw:marker-start="" draw:marker-start-width="0.26cm" draw:marker-start-center="false" draw:marker-end="" draw:marker-end-width="0.26cm" draw:marker-end-center="false" draw:fill="none" draw:fill-color="#729fcf" draw:textarea-horizontal-align="justify" draw:textarea-vertical-align="middle" fo:padding-top="0.145cm" fo:padding-bottom="0.145cm" fo:padding-left="0.27cm" fo:padding-right="0.27cm" fo:wrap-option="wrap" draw:shadow="hidden" draw:shadow-offset-x="0.2cm" draw:shadow-offset-y="0.2cm" draw:shadow-color="#808080"/>
    </style:style>
    <style:style style:name="gr10" style:family="graphic" style:parent-style-name="standard">
      <style:graphic-properties svg:stroke-width="0.06cm" draw:marker-start-width="0.29cm" draw:marker-end-width="0.29cm" draw:fill="none" draw:textarea-horizontal-align="justify" draw:textarea-vertical-align="middle" draw:auto-grow-height="false" fo:min-height="0.496cm" fo:min-width="0.265cm" fo:padding-top="0.155cm" fo:padding-bottom="0.155cm" fo:padding-left="0.28cm" fo:padding-right="0.28cm"/>
      <style:paragraph-properties style:writing-mode="lr-tb"/>
    </style:style>
    <style:style style:name="gr11" style:family="graphic" style:parent-style-name="objectwithoutfill">
      <style:graphic-properties draw:stroke="dash" draw:stroke-dash="dashed-2" svg:stroke-width="0.04cm" draw:marker-start-width="0.26cm" draw:marker-end="Arrowheads_20_2" draw:marker-end-width="0.26cm" draw:fill="none" draw:textarea-vertical-align="middle" fo:padding-top="0.145cm" fo:padding-bottom="0.145cm" fo:padding-left="0.27cm" fo:padding-right="0.27cm"/>
    </style:style>
    <style:style style:name="gr12" style:family="graphic" style:parent-style-name="standard">
      <style:graphic-properties draw:stroke="none" svg:stroke-color="#000000" draw:fill="none" draw:fill-color="#ffffff" fo:min-height="14.695cm"/>
      <style:paragraph-properties style:writing-mode="lr-tb"/>
    </style:style>
    <style:style style:name="P1" style:family="paragraph">
      <loext:graphic-properties draw:fill="none" draw:fill-color="#ffffff"/>
      <style:paragraph-properties style:writing-mode="lr-tb"/>
      <style:text-properties fo:font-size="14pt" style:text-underline-style="solid" style:text-underline-width="auto" style:text-underline-color="font-color" style:font-size-asian="14pt" style:font-size-complex="14pt"/>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loext:graphic-properties draw:fill="solid" draw:fill-color="#eeeee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fo:font-size="12pt" style:font-size-asian="12pt" style:font-size-complex="12pt"/>
    </style:style>
    <style:style style:name="P6" style:family="paragraph">
      <style:paragraph-properties fo:text-align="center" style:writing-mode="lr-tb"/>
      <style:text-properties fo:font-size="12pt" style:font-size-asian="12pt" style:font-size-complex="12pt"/>
    </style:style>
    <style:style style:name="P7" style:family="paragraph">
      <loext:graphic-properties draw:fill="solid" draw:fill-color="#ffcccc"/>
      <style:paragraph-properties fo:text-align="center" style:writing-mode="lr-tb"/>
      <style:text-properties fo:font-size="12pt" style:font-size-asian="12pt" style:font-size-complex="12pt"/>
    </style:style>
    <style:style style:name="P8" style:family="paragraph">
      <loext:graphic-properties draw:fill="none"/>
      <style:paragraph-properties fo:text-align="center"/>
    </style:style>
    <style:style style:name="P9" style:family="paragraph">
      <loext:graphic-properties draw:fill="solid" draw:fill-color="#83caff"/>
      <style:paragraph-properties fo:text-align="center" style:writing-mode="lr-tb"/>
      <style:text-properties fo:font-size="12pt" style:font-size-asian="12pt" style:font-size-complex="12pt"/>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style>
    <style:style style:name="P13" style:family="paragraph">
      <style:paragraph-properties fo:margin-left="0cm" fo:margin-right="0cm" fo:margin-top="0cm" fo:margin-bottom="0cm" fo:line-height="100%" fo:text-indent="0cm"/>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88cm" svg:height="1.015cm" svg:x="3.41cm" svg:y="1.335cm">
          <draw:text-box>
            <text:p><text:span text:style-name="T1">Servo Power Wiring Resistance</text:span></text:p>
          </draw:text-box>
        </draw:frame>
        <draw:frame draw:style-name="gr2" draw:text-style-name="P2" draw:layer="layout" svg:width="18.075cm" svg:height="2.621cm" svg:x="1.885cm" svg:y="2.665cm">
          <draw:text-box>
            <text:p><text:span text:style-name="T2">We’ve discovered that the +5V power wiring in Doug’s HFR has some significant resistance, (reference issue 73) and we can apply Ohm’s law to see what this will do to the voltage that actually gets to the PCA9685 servo controllers.</text:span></text:p>
            <text:p><text:span text:style-name="T2"/></text:p>
            <text:p><text:span text:style-name="T2">We can use this model for the power going to a single servo controller:</text:span></text:p>
          </draw:text-box>
        </draw:frame>
        <draw:custom-shape draw:style-name="gr3" draw:text-style-name="P3" draw:layer="layout" svg:width="2.01cm" svg:height="2.18cm" svg:x="2.115cm" svg:y="7.6cm">
          <text:p/>
          <draw:enhanced-geometry svg:viewBox="0 0 21600 21600" draw:type="rectangle" draw:enhanced-path="M 0 0 L 21600 0 21600 21600 0 21600 0 0 Z N"/>
        </draw:custom-shape>
        <draw:frame draw:style-name="gr4" draw:text-style-name="P2" draw:layer="layout" svg:width="2.26cm" svg:height="1.673cm" svg:x="1.95cm" svg:y="6.035cm">
          <draw:text-box>
            <text:p><text:span text:style-name="T2">Bench</text:span></text:p>
            <text:p><text:span text:style-name="T2">Power</text:span></text:p>
            <text:p><text:span text:style-name="T2">Supply</text:span></text:p>
          </draw:text-box>
        </draw:frame>
        <draw:frame draw:style-name="gr5" draw:text-style-name="P5" draw:layer="layout" svg:width="1.63cm" svg:height="2.147cm" svg:x="2.56cm" svg:y="7.655cm">
          <draw:text-box>
            <text:p text:style-name="P4"><text:span text:style-name="T2">+5</text:span></text:p>
            <text:p text:style-name="P4"><text:span text:style-name="T2"/></text:p>
            <text:p text:style-name="P4"><text:span text:style-name="T2"/></text:p>
            <text:p text:style-name="P4"><text:span text:style-name="T2">GND</text:span></text:p>
          </draw:text-box>
        </draw:frame>
        <draw:custom-shape draw:style-name="gr6" draw:text-style-name="P7" draw:layer="layout" svg:width="2.71cm" svg:height="1.06cm" svg:x="7.155cm" svg:y="7.432cm">
          <text:p text:style-name="P6"><text:span text:style-name="T2">Resistance</text:span></text:p>
          <text:p text:style-name="P6"><text:span text:style-name="T2">1.5 Ohm</text:span></text:p>
          <draw:enhanced-geometry svg:viewBox="0 0 21600 21600" draw:type="rectangle" draw:enhanced-path="M 0 0 L 21600 0 21600 21600 0 21600 0 0 Z N"/>
        </draw:custom-shape>
        <draw:line draw:style-name="gr7" draw:text-style-name="P8" draw:layer="layout" svg:x1="4.15cm" svg:y1="7.98cm" svg:x2="7.135cm" svg:y2="7.98cm">
          <text:p/>
        </draw:line>
        <draw:custom-shape draw:style-name="gr6" draw:text-style-name="P7" draw:layer="layout" svg:width="2.71cm" svg:height="1.06cm" svg:x="7.155cm" svg:y="8.955cm">
          <text:p text:style-name="P6"><text:span text:style-name="T2">Resistance</text:span></text:p>
          <text:p text:style-name="P6"><text:span text:style-name="T2">0.4 Ohm</text:span></text:p>
          <draw:enhanced-geometry svg:viewBox="0 0 21600 21600" draw:type="rectangle" draw:enhanced-path="M 0 0 L 21600 0 21600 21600 0 21600 0 0 Z N"/>
        </draw:custom-shape>
        <draw:line draw:style-name="gr7" draw:text-style-name="P8" draw:layer="layout" svg:x1="4.15cm" svg:y1="9.503cm" svg:x2="7.135cm" svg:y2="9.503cm">
          <text:p/>
        </draw:line>
        <draw:custom-shape draw:style-name="gr8" draw:text-style-name="P9" draw:layer="layout" svg:width="2.515cm" svg:height="0.655cm" svg:x="12.66cm" svg:y="8.385cm">
          <text:p text:style-name="P6"><text:span text:style-name="T2">PCA9685</text:span></text:p>
          <draw:enhanced-geometry svg:viewBox="0 0 21600 21600" draw:type="rectangle" draw:enhanced-path="M 0 0 L 21600 0 21600 21600 0 21600 0 0 Z N"/>
        </draw:custom-shape>
        <draw:line draw:style-name="gr7" draw:text-style-name="P8" draw:layer="layout" svg:x1="9.865cm" svg:y1="9.645cm" svg:x2="13.99cm" svg:y2="9.645cm">
          <text:p/>
        </draw:line>
        <draw:line draw:style-name="gr7" draw:text-style-name="P8" draw:layer="layout" svg:x1="9.865cm" svg:y1="7.78cm" svg:x2="13.93cm" svg:y2="7.78cm">
          <text:p/>
        </draw:line>
        <draw:line draw:style-name="gr7" draw:text-style-name="P8" draw:layer="layout" svg:x1="13.95cm" svg:y1="7.77cm" svg:x2="13.97cm" svg:y2="8.34cm">
          <text:p/>
        </draw:line>
        <draw:line draw:style-name="gr9" draw:text-style-name="P10" draw:layer="layout" svg:x1="13.961cm" svg:y1="9.03cm" svg:x2="13.981cm" svg:y2="9.6cm">
          <text:p/>
        </draw:line>
        <draw:custom-shape draw:style-name="gr10" draw:text-style-name="P12" draw:layer="layout" svg:width="1.165cm" svg:height="1.14cm" svg:x="5.165cm" svg:y="5.76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165cm" svg:height="1.14cm" svg:x="10.835cm" svg:y="5.675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165cm" svg:height="1.14cm" svg:x="5.165cm" svg:y="10.5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165cm" svg:height="1.14cm" svg:x="11.04cm" svg:y="10.56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8" draw:layer="layout" svg:x1="5.764cm" svg:y1="6.92cm" svg:x2="5.78cm" svg:y2="7.865cm">
          <text:p/>
        </draw:line>
        <draw:line draw:style-name="gr11" draw:text-style-name="P8" draw:layer="layout" svg:x1="11.43cm" svg:y1="6.84cm" svg:x2="11.446cm" svg:y2="7.785cm">
          <text:p/>
        </draw:line>
        <draw:line draw:style-name="gr11" draw:text-style-name="P8" draw:layer="layout" svg:x1="5.76cm" svg:y1="10.48cm" svg:x2="5.776cm" svg:y2="9.535cm">
          <text:p/>
        </draw:line>
        <draw:line draw:style-name="gr11" draw:text-style-name="P8" draw:layer="layout" svg:x1="11.61cm" svg:y1="10.585cm" svg:x2="11.626cm" svg:y2="9.64cm">
          <text:p/>
        </draw:line>
        <draw:frame draw:style-name="gr12" draw:text-style-name="P2" draw:layer="layout" svg:width="18.105cm" svg:height="14.945cm" svg:x="1.58cm" svg:y="12.125cm">
          <draw:text-box>
            <text:p><text:span text:style-name="T2">We can calculate the voltage drops across the resistances, i.e. between A and B, and between C and D. To do this we need to know the current in the circuit, so we’ll calculate for 3 cases which depend on the number of servers energized and how much load they’re working against. In particular, we’ll use .1, .3, and 1.0 Amps.</text:span></text:p>
            <text:p><text:span text:style-name="T2"/></text:p>
            <text:p><text:span text:style-name="T2">The voltage drop obeys Ohms law, Voltage = current * resistance. So the voltage drop across AB for a .1 AMP load is V = I*R = .1 Amp * 1.5 Ohms = .15 volts</text:span></text:p>
            <text:p><text:span text:style-name="T2"/></text:p>
            <text:p><text:span text:style-name="T2">Similarly, in the .1 Amp case, the voltage drop across CD is .1 * .4 = .04 volts</text:span></text:p>
            <text:p><text:span text:style-name="T2"/></text:p>
            <text:p><text:span text:style-name="T2">So, of the 5.0 volts we started with, there is 5.0 -.15 -.04 = 4.81 volts left for the PCA9685. Dangerously close to the 4.8 lower limit of it’s specifications.</text:span></text:p>
            <text:p><text:span text:style-name="T2"/></text:p>
            <text:p><text:span text:style-name="T2">Doing the same calculations for the other current values results in these PCA9685 voltages:</text:span></text:p>
            <text:p><text:span text:style-name="T2"/></text:p>
            <text:p><text:span text:style-name="T3">Current <text:s text:c="4"/>AB drop <text:s text:c="13"/>CD drop <text:s text:c="9"/>Total drop <text:s text:c="11"/>PCA volts</text:span></text:p>
            <text:p><text:span text:style-name="T2"><text:s text:c="2"/></text:span><text:span text:style-name="T2">0.1 <text:s text:c="8"/>.1 * 1.5 = .15 <text:s text:c="6"/>.1 * .4 = .04 <text:s text:c="4"/>.15 + .04 = .19 <text:s text:c="4"/>5.0 - .19 = 4.81</text:span></text:p>
            <text:p><text:span text:style-name="T2"><text:s text:c="2"/></text:span><text:span text:style-name="T2">0.3 <text:s text:c="8"/>.3 * 1.5 = .45 <text:s text:c="6"/>.3 * .4 = .12 <text:s text:c="4"/>.45 + .12 = .57 <text:s text:c="4"/>5.0 - .57 = 4.43</text:span></text:p>
            <text:p><text:span text:style-name="T2"><text:s text:c="2"/></text:span><text:span text:style-name="T2">1.0 <text:s text:c="9"/>1 * 1.5 = 1.5 <text:s text:c="7"/>1 * .4 = .4 <text:s text:c="7"/>1.5 + .4 <text:s/>= 1.9 <text:s text:c="4"/>5.0 – 1.9 = 3.1</text:span></text:p>
            <text:p><text:span text:style-name="T2"/></text:p>
            <text:p><text:span text:style-name="T2">If we can get the resistance down to .1 Ohms, same as from my IMP to the power supply:</text:span></text:p>
            <text:p><text:span text:style-name="T2"/></text:p>
            <text:p text:style-name="P13"><text:span text:style-name="T3">Current <text:s text:c="4"/>AB drop <text:s text:c="13"/>CD drop <text:s text:c="9"/>Total drop <text:s text:c="11"/>PCA volts</text:span></text:p>
            <text:p text:style-name="P13"><text:span text:style-name="T2"><text:s text:c="2"/></text:span><text:span text:style-name="T2">0.1 <text:s text:c="8"/>.1 * .1 = .01 <text:s text:c="6"/>.1 * .1 = .01 <text:s text:c="4"/>.01 + .01 = .02 <text:s text:c="4"/>5.0 - .02 = 4.98</text:span></text:p>
            <text:p text:style-name="P13"><text:span text:style-name="T2"><text:s text:c="2"/></text:span><text:span text:style-name="T2">0.3 <text:s text:c="8"/>.3 * .1 = .03 <text:s text:c="6"/>.3 * .1 = .03 <text:s text:c="4"/>.03 + .03 = .06 <text:s text:c="4"/>5.0 - .06 = 4.94</text:span></text:p>
            <text:p text:style-name="P13"><text:span text:style-name="T2"><text:s text:c="2"/></text:span><text:span text:style-name="T2">1.0 <text:s text:c="9"/>1 * .1 = .1 <text:s text:c="9"/>1 * .1 <text:s/>= .1 <text:s text:c="7"/>.1 + .1 <text:s/>= .2 <text:s text:c="7"/>5.0 – .2 <text:s/>= <text:s/>4.8</text:span></text:p>
            <text:p text:style-name="P13"><text:span text:style-name="T2"><text:s text:c="2"/></text:span><text:span text:style-name="T2">5.0 <text:s text:c="9"/>5 * .1 = .5 <text:s text:c="9"/>5 * .1 <text:s/>= .5 <text:s text:c="7"/>.5 + .5 = 1.0 <text:s text:c="6"/>5.0 – 1.0 = 4.0</text:span></text:p>
            <text:p text:style-name="P13"><text:span text:style-name="T2"/></text:p>
            <text:p text:style-name="P13"><text:span text:style-name="T2">Conclusion: we need to get the 5V wiring resistance down to .1 Ohms, AND we need to feed a voltage higher than 5.0 volts if we expect servo current requirements over 1 AMP.</text:span></text:p>
            <text:p><text:span text:style-name="T2"><text:s/></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draw:stroke-dash draw:name="dashed-2" draw:style="rect" draw:dots1="1" draw:dots1-length="500%" draw:distance="2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1-10T11:05:33.731000000</meta:creation-date>
    <dc:date>2023-01-10T12:11:34.863000000</dc:date>
    <meta:editing-duration>PT54M30S</meta:editing-duration>
    <meta:editing-cycles>2</meta:editing-cycles>
    <meta:generator>LibreOffice/7.4.3.2$Windows_X86_64 LibreOffice_project/1048a8393ae2eeec98dff31b5c133c5f1d08b890</meta:generator>
    <meta:document-statistic meta:object-count="23"/>
  </office:meta>
</office:document-meta>
</file>